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2" table:number-columns-repeated="4" table:default-cell-style-name="ce13"/>
        <table:table-column table:style-name="co3" table:default-cell-style-name="ce13"/>
        <table:table-column table:style-name="co2" table:number-columns-repeated="2" table:default-cell-style-name="ce13"/>
        <table:table-row table:style-name="ro1">
          <table:table-cell table:style-name="ce6" office:value-type="string" calcext:value-type="string">
            <text:p>NOM Prén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Pertinence des questions – X/5 (minimum 4)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6" table:number-rows-spanned="1">
            <text:p>Qualité et choix des graphiques – X/10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6" table:number-rows-spanned="1">
            <text:p>Pertinence des déductions des graphique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6" table:number-rows-spanned="1">
            <text:p>Présence des légendes et autres annotation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0" office:value-type="string" calcext:value-type="string">
            <text:p>Qualité du code – X/1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6" table:number-rows-spanned="1">
            <text:p>Pas de variables au nom cryptique. Par exemple pas de variables nommées : "a, ff, lol…"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6" table:number-rows-spanned="1">
            <text:p>Organisation correcte du notebook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/>
          <table:table-cell table:style-name="ce14" office:value-type="string" calcext:value-type="string">
            <text:p>/30</text:p>
          </table:table-cell>
        </table:table-row>
        <table:table-row table:style-name="ro1">
          <table:table-cell table:style-name="ce6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12" table:number-columns-spanned="8" table:number-rows-spanned="5"/>
          <table:covered-table-cell table:number-columns-repeated="7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08:40.474215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3-20T15:41:33.956000000</meta:creation-date>
    <dc:date>2021-03-24T15:11:18.357910048</dc:date>
    <meta:editing-duration>PT1H18M36S</meta:editing-duration>
    <meta:editing-cycles>6</meta:editing-cycles>
    <meta:generator>LibreOffice/6.4.6.2$MacOSX_X86_64 LibreOffice_project/0ce51a4fd21bff07a5c061082cc82c5ed232f115</meta:generator>
    <meta:document-statistic meta:table-count="1" meta:cell-count="11" meta:object-count="0"/>
  </office:meta>
</office:document-meta>
</file>